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5484d"/>
    </style:style>
    <style:style style:name="P2" style:family="paragraph" style:parent-style-name="Standard">
      <style:text-properties officeooo:rsid="00043d13" officeooo:paragraph-rsid="00043d13"/>
    </style:style>
    <style:style style:name="P3" style:family="paragraph" style:parent-style-name="Standard">
      <style:text-properties officeooo:rsid="0005484d" officeooo:paragraph-rsid="0005484d"/>
    </style:style>
    <style:style style:name="P4" style:family="paragraph" style:parent-style-name="Standard">
      <style:text-properties officeooo:rsid="000593d0" officeooo:paragraph-rsid="0005484d"/>
    </style:style>
    <style:style style:name="P5" style:family="paragraph" style:parent-style-name="Standard">
      <style:text-properties officeooo:rsid="000593d0" officeooo:paragraph-rsid="000593d0"/>
    </style:style>
    <style:style style:name="P6" style:family="paragraph" style:parent-style-name="Standard">
      <style:text-properties officeooo:rsid="000593d0" officeooo:paragraph-rsid="00071d93"/>
    </style:style>
    <style:style style:name="T1" style:family="text">
      <style:text-properties officeooo:rsid="0005484d"/>
    </style:style>
    <style:style style:name="T2" style:family="text">
      <style:text-properties officeooo:rsid="000593d0"/>
    </style:style>
    <style:style style:name="T3" style:family="text">
      <style:text-properties officeooo:rsid="00071d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: Main video of loads showing car in parking lot. <text:s/>Main video is dimmed, Narrator box moves from top to screen-center, enlarged.</text:p>
      <text:p text:style-name="P2"/>
      <text:p text:style-name="P2">Among cops, you find some of the very best kind of people, and some of the very worst. <text:s/>I am going to show you one of each: <text:s/></text:p>
      <text:p text:style-name="P2"/>
      <text:p text:style-name="P2">: good cop video loads, narrator box goes to top left corner, inset right and down, of video pane.</text:p>
      <text:p text:style-name="P2"/>
      <text:p text:style-name="P2">As near as I can tell, this video was shot in Klamath Falls, Oregon sometime in August 2012. <text:s/>What you will see are two kids who decided to brandish their right to openly carry their assault-rifle-looking firearms through town. <text:s/>The obviously were expecting some kind of confrontation. <text:s/>Watch how the arriving officer handles it.</text:p>
      <text:p text:style-name="P2"/>
      <text:p text:style-name="P2">: narrator goes to rest position, video plays</text:p>
      <text:p text:style-name="P2"/>
      <text:p text:style-name="P2">: video ends and dims, narrator enlarges and moves to center left of main screen.</text:p>
      <text:p text:style-name="P2"/>
      <text:p text:style-name="P3">This officer:</text:p>
      <text:p text:style-name="P3"/>
      <text:p text:style-name="P3">1) understands and respects both the law he is enforcing and the laws governing police procedures.</text:p>
      <text:p text:style-name="P1"><text:span text:style-name="T1"><text:s text:c="2"/></text:span><text:span text:style-name="T2">(chiron to right: <text:s/>understands the law)</text:span></text:p>
      <text:p text:style-name="P1"><text:span text:style-name="T1">2) he </text:span><text:span text:style-name="T2">calmly </text:span><text:span text:style-name="T1">assesses the situation </text:span><text:span text:style-name="T2">and does not overreact, so he keeps the peace.</text:span></text:p>
      <text:p text:style-name="P4"><text:s text:c="2"/>(chiron to right: keeps the peace)</text:p>
      <text:p text:style-name="P3">3) he shows the self control of a professional. <text:s/>No unnecessary aggression or hostility.</text:p>
      <text:p text:style-name="P1"><text:span text:style-name="T1"><text:s text:c="2"/></text:span><text:span text:style-name="T2">(chiron to right: self control)</text:span></text:p>
      <text:p text:style-name="P5">4) he shows integrity and a sense of duty. <text:s/>No lying or manipulating.</text:p>
      <text:p text:style-name="P5"><text:s text:c="2"/>(chiron to right: self control)</text:p>
      <text:p text:style-name="P5"/>
      <text:p text:style-name="P5">Now lets see how they roll in post falls Idaho.</text:p>
      <text:p text:style-name="P5"/>
      <text:p text:style-name="P6">:<text:span text:style-name="T3">narrator pauses and moves to above top right corner of main, resizes to original, <text:s/>policeaction vid loads, dimmed, narrator begins.</text:span></text:p>
      <text:p text:style-name="P6"><text:span text:style-name="T3"/></text:p>
      <text:p text:style-name="P6"><text:span text:style-name="T3">:sequence of time-specified points unfold</text:span></text:p>
      <text:p text:style-name="P6"><text:span text:style-name="T3"/></text:p>
      <text:p text:style-name="P6"><text:span text:style-name="T3">:canvas renewed</text:span></text:p>
      <text:p text:style-name="P6"><text:span text:style-name="T3"/></text:p>
      <text:p text:style-name="P6"><text:span text:style-name="T3">:sequence of arrows </text:span></text:p>
      <text:p text:style-name="P6"><text:span text:style-name="T3"/></text:p>
      <text:p text:style-name="P6"><text:span text:style-name="T3">:narrator concludes, moves to rest position. Main video plays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05:08:59</meta:creation-date>
    <dc:date>2013-10-22T13:58:29</dc:date>
    <meta:editing-duration>PT9M28S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1" meta:paragraph-count="21" meta:word-count="276" meta:character-count="1615" meta:non-whitespace-character-count="1340"/>
  </office:meta>
</office:document-meta>
</file>